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6cm" fo:margin-left="0.064cm" table:align="left"/>
    </style:style>
    <style:style style:name="Tabla1.A" style:family="table-column">
      <style:table-column-properties style:column-width="5.609cm"/>
    </style:style>
    <style:style style:name="Tabla1.B" style:family="table-column">
      <style:table-column-properties style:column-width="5.662cm"/>
    </style:style>
    <style:style style:name="Tabla1.C" style:family="table-column">
      <style:table-column-properties style:column-width="5.689cm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074f3" officeooo:paragraph-rsid="000074f3"/>
    </style:style>
    <style:style style:name="P2" style:family="paragraph" style:parent-style-name="Table_20_Contents">
      <style:paragraph-properties fo:text-align="center" style:justify-single-word="false"/>
      <style:text-properties officeooo:rsid="000074f3" officeooo:paragraph-rsid="000074f3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009cf9"/>
    </style:style>
    <style:style style:name="P5" style:family="paragraph" style:parent-style-name="Table_20_Contents">
      <style:paragraph-properties fo:text-align="justify" style:justify-single-word="false"/>
      <style:text-properties officeooo:paragraph-rsid="00009cf9"/>
    </style:style>
    <style:style style:name="P6" style:family="paragraph" style:parent-style-name="Table_20_Contents">
      <style:paragraph-properties fo:text-align="center" style:justify-single-word="false"/>
      <style:text-properties officeooo:rsid="00009cf9" officeooo:paragraph-rsid="00009cf9"/>
    </style:style>
    <style:style style:name="P7" style:family="paragraph" style:parent-style-name="Table_20_Contents">
      <style:paragraph-properties fo:text-align="center" style:justify-single-word="false"/>
      <style:text-properties officeooo:rsid="00022460" officeooo:paragraph-rsid="00022460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022460" officeooo:paragraph-rsid="00022460"/>
    </style:style>
    <style:style style:name="P10" style:family="paragraph" style:parent-style-name="Table_20_Contents">
      <style:paragraph-properties fo:text-align="center" style:justify-single-word="false"/>
      <style:text-properties officeooo:rsid="000536dd" officeooo:paragraph-rsid="000536dd"/>
    </style:style>
    <style:style style:name="T1" style:family="text">
      <style:text-properties officeooo:rsid="000074f3"/>
    </style:style>
    <style:style style:name="T2" style:family="text">
      <style:text-properties officeooo:rsid="00009cf9"/>
    </style:style>
    <style:style style:name="T3" style:family="text">
      <style:text-properties officeooo:rsid="00026ef6"/>
    </style:style>
    <style:style style:name="T4" style:family="text">
      <style:text-properties officeooo:rsid="000423fc"/>
    </style:style>
    <style:style style:name="T5" style:family="text">
      <style:text-properties officeooo:rsid="00053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7:</text:p>
      <text:p text:style-name="P1"/>
      <text:p text:style-name="P1">Completa la siguiente.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Componente</text:p>
          </table:table-cell>
          <table:table-cell table:style-name="Tabla1.A1" office:value-type="string">
            <text:p text:style-name="P2">Usos</text:p>
          </table:table-cell>
          <table:table-cell table:style-name="Tabla1.A1" office:value-type="string">
            <text:p text:style-name="P2">Ejemplos</text:p>
          </table:table-cell>
        </table:table-row>
        <table:table-row>
          <table:table-cell table:style-name="Tabla1.A1" office:value-type="string">
            <text:p text:style-name="P2"/>
            <text:p text:style-name="P2">Cabecera</text:p>
          </table:table-cell>
          <table:table-cell table:style-name="Tabla1.A1" office:value-type="string">
            <text:p text:style-name="P3">- <text:span text:style-name="T1">Logo</text:span><text:span text:style-name="T2">tipo</text:span></text:p>
            <text:p text:style-name="P3">- <text:span text:style-name="T2">Menú</text:span></text:p>
            <text:p text:style-name="P3">- <text:span text:style-name="T2">Anuncios</text:span></text:p>
          </table:table-cell>
          <table:table-cell table:style-name="Tabla1.A1" office:value-type="string">
            <text:p text:style-name="P3"/>
            <text:p text:style-name="P3"><text:a xlink:type="simple" xlink:href="https://www.xbox.com/es-es/" text:style-name="Internet_20_link" text:visited-style-name="Visited_20_Internet_20_Link">https://www.xbox.com/es-es/</text:a></text:p>
            <text:p text:style-name="Table_20_Contents"/>
          </table:table-cell>
        </table:table-row>
        <table:table-row>
          <table:table-cell table:style-name="Tabla1.A1" office:value-type="string">
            <text:p text:style-name="P5"><text:s text:c="19"/></text:p>
            <text:p text:style-name="P4"><text:s/><text:span text:style-name="T1">Cuerpo</text:span></text:p>
            <text:p text:style-name="P5"/>
          </table:table-cell>
          <table:table-cell table:style-name="Tabla1.A1" office:value-type="string">
            <text:p text:style-name="P3">- <text:span text:style-name="T2">Imágenes</text:span></text:p>
            <text:p text:style-name="P3">- <text:span text:style-name="T2">Textos</text:span></text:p>
            <text:p text:style-name="P3">- <text:span text:style-name="T2">Vídeos</text:span></text:p>
            <text:p text:style-name="P3">- <text:span text:style-name="T2">Enlaces</text:span></text:p>
          </table:table-cell>
          <table:table-cell table:style-name="Tabla1.A1" office:value-type="string">
            <text:p text:style-name="P3"/>
            <text:p text:style-name="P3"><text:a xlink:type="simple" xlink:href="https://es.wikipedia.org/wiki/Wikipedia:Portada" text:style-name="Internet_20_link" text:visited-style-name="Visited_20_Internet_20_Link">https://es.wikipedia.org/wiki/Wikipedia:Portada</text:a></text:p>
          </table:table-cell>
        </table:table-row>
        <table:table-row>
          <table:table-cell table:style-name="Tabla1.A1" office:value-type="string">
            <text:p text:style-name="P2"/>
            <text:p text:style-name="P2">Pie</text:p>
            <text:p text:style-name="P2"/>
          </table:table-cell>
          <table:table-cell table:style-name="Tabla1.A1" office:value-type="string">
            <text:p text:style-name="P3">- <text:span text:style-name="T2">Soporte</text:span></text:p>
            <text:p text:style-name="P3">- <text:span text:style-name="T2">Redes sociales</text:span></text:p>
            <text:p text:style-name="P3">- <text:span text:style-name="T2">Información técnica</text:span></text:p>
          </table:table-cell>
          <table:table-cell table:style-name="Tabla1.A1" office:value-type="string">
            <text:p text:style-name="P3"><text:a xlink:type="simple" xlink:href="https://www.samsung.com/es/" text:style-name="Internet_20_link" text:visited-style-name="Visited_20_Internet_20_Link"/></text:p>
            <text:p text:style-name="P3"><text:a xlink:type="simple" xlink:href="https://www.samsung.com/es/" text:style-name="Internet_20_link" text:visited-style-name="Visited_20_Internet_20_Link">https://www.samsung.com/es/</text:a></text:p>
            <text:p text:style-name="P3"/>
          </table:table-cell>
        </table:table-row>
        <table:table-row>
          <table:table-cell table:style-name="Tabla1.A1" office:value-type="string">
            <text:p text:style-name="P6">Barra de navegación</text:p>
          </table:table-cell>
          <table:table-cell table:style-name="Tabla1.A1" office:value-type="string">
            <text:p text:style-name="P3">- <text:span text:style-name="T2">Menú para acceder a los diferentes apartados</text:span></text:p>
          </table:table-cell>
          <table:table-cell table:style-name="Tabla1.A1" office:value-type="string">
            <text:p text:style-name="P3"><text:a xlink:type="simple" xlink:href="https://github.com/" text:style-name="Internet_20_link" text:visited-style-name="Visited_20_Internet_20_Link">https://github.com/</text:a></text:p>
          </table:table-cell>
        </table:table-row>
        <table:table-row>
          <table:table-cell table:style-name="Tabla1.A1" office:value-type="string">
            <text:p text:style-name="P6"/>
            <text:p text:style-name="P6">Migas de Pan</text:p>
          </table:table-cell>
          <table:table-cell table:style-name="Tabla1.A1" office:value-type="string">
            <text:p text:style-name="P3">- <text:span text:style-name="T2">Visualización de la página en la que se encuentra el usuario en forma de directorios</text:span></text:p>
          </table:table-cell>
          <table:table-cell table:style-name="Tabla1.A1" office:value-type="string">
            <text:p text:style-name="P3"><text:a xlink:type="simple" xlink:href="https://educacionadistancia.juntadeandalucia.es/centros/cadiz/my/" text:style-name="Internet_20_link" text:visited-style-name="Visited_20_Internet_20_Link">https://educacionadistancia.juntadeandalucia.es/centros/cadiz/my/</text:a></text:p>
          </table:table-cell>
        </table:table-row>
        <table:table-row>
          <table:table-cell table:style-name="Tabla1.A1" office:value-type="string">
            <text:p text:style-name="P7"/>
            <text:p text:style-name="P7">Formulario <text:span text:style-name="T4">de registro</text:span></text:p>
          </table:table-cell>
          <table:table-cell table:style-name="Tabla1.A1" office:value-type="string">
            <text:p text:style-name="P3">- <text:span text:style-name="T3">Introducción de información en la página </text:span><text:span text:style-name="T4">que se guarda</text:span><text:span text:style-name="T3"> (página dinámica)</text:span></text:p>
          </table:table-cell>
          <table:table-cell table:style-name="Tabla1.A1" office:value-type="string">
            <text:p text:style-name="P3"><text:a xlink:type="simple" xlink:href="https://www.netflix.com/es/" text:style-name="Internet_20_link" text:visited-style-name="Visited_20_Internet_20_Link"/></text:p>
            <text:p text:style-name="P3"><text:a xlink:type="simple" xlink:href="https://www.netflix.com/es/" text:style-name="Internet_20_link" text:visited-style-name="Visited_20_Internet_20_Link">https://www.netflix.com/es/</text:a></text:p>
            <text:p text:style-name="P3"/>
          </table:table-cell>
        </table:table-row>
        <table:table-row>
          <table:table-cell table:style-name="Tabla1.A1" office:value-type="string">
            <text:p text:style-name="P10">Barra de búsqueda</text:p>
          </table:table-cell>
          <table:table-cell table:style-name="Tabla1.A1" office:value-type="string">
            <text:p text:style-name="P3">- <text:span text:style-name="T5">Buscar un contenido determinado</text:span></text:p>
          </table:table-cell>
          <table:table-cell table:style-name="Tabla1.A1" office:value-type="string">
            <text:p text:style-name="P3"><text:a xlink:type="simple" xlink:href="https://es.search.yahoo.com/?fr2=p:fprd,mkt:es" text:style-name="Internet_20_link" text:visited-style-name="Visited_20_Internet_20_Link">https://es.search.yahoo.com/?fr2=p:fprd,mkt:es</text:a></text:p>
          </table:table-cell>
        </table:table-row>
        <table:table-row>
          <table:table-cell table:style-name="Tabla1.A1" office:value-type="string">
            <text:p text:style-name="P10"/>
            <text:p text:style-name="P10">Botón</text:p>
          </table:table-cell>
          <table:table-cell table:style-name="Tabla1.A1" office:value-type="string">
            <text:p text:style-name="P3">- <text:span text:style-name="T5">Cambiar algo de la página o cambiar a otra página cuando se <text:s/>pulsa</text:span></text:p>
          </table:table-cell>
          <table:table-cell table:style-name="Tabla1.A1" office:value-type="string">
            <text:p text:style-name="P3"/>
            <text:p text:style-name="P3"><text:a xlink:type="simple" xlink:href="https://es.pinterest.com/#top" text:style-name="Internet_20_link" text:visited-style-name="Visited_20_Internet_20_Link">https://es.pinterest.com/#top</text:a></text:p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2:55:16.733000000</meta:creation-date>
    <dc:date>2024-10-04T12:50:21.089000000</dc:date>
    <meta:editing-duration>PT2H10M33S</meta:editing-duration>
    <meta:editing-cycles>6</meta:editing-cycles>
    <meta:generator>LibreOffice/7.6.1.2$Windows_X86_64 LibreOffice_project/f5defcebd022c5bc36bbb79be232cb6926d8f674</meta:generator>
    <meta:document-statistic meta:table-count="1" meta:image-count="0" meta:object-count="0" meta:page-count="1" meta:paragraph-count="37" meta:word-count="109" meta:character-count="869" meta:non-whitespace-character-count="775"/>
  </office:meta>
</office:document-meta>
</file>